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Old Model</text:p>
          </table:table-cell>
          <table:table-cell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592105263158" calcext:value-type="float">
            <text:p>0.5921052632</text:p>
          </table:table-cell>
          <table:table-cell office:value-type="float" office:value="0.6842105" calcext:value-type="float">
            <text:p>0.6842105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office:value-type="float" office:value="0.543957853145" calcext:value-type="float">
            <text:p>0.5439578531</text:p>
          </table:table-cell>
          <table:table-cell office:value-type="float" office:value="0.6891447" calcext:value-type="float">
            <text:p>0.6891447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71122818571" calcext:value-type="float">
            <text:p>0.7112281857</text:p>
          </table:table-cell>
          <table:table-cell office:value-type="float" office:value="0.6644736" calcext:value-type="float">
            <text:p>0.6644736</text:p>
          </table:table-cell>
        </table:table-row>
        <table:table-row table:style-name="ro1">
          <table:table-cell office:value-type="string" calcext:value-type="string">
            <text:p>SVM polynomial</text:p>
          </table:table-cell>
          <table:table-cell office:value-type="float" office:value="0.672872340426" calcext:value-type="float">
            <text:p>0.6728723404</text:p>
          </table:table-cell>
          <table:table-cell office:value-type="float" office:value="0.602649" calcext:value-type="float">
            <text:p>0.602649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720777082647" calcext:value-type="float">
            <text:p>0.7207770826</text:p>
          </table:table-cell>
          <table:table-cell office:value-type="float" office:value="0.6759868" calcext:value-type="float">
            <text:p>0.6759868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771155745802" calcext:value-type="float">
            <text:p>0.7711557458</text:p>
          </table:table-cell>
          <table:table-cell office:value-type="float" office:value="0.6907894" calcext:value-type="float">
            <text:p>0.6907894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74777741192" calcext:value-type="float">
            <text:p>0.7477774119</text:p>
          </table:table-cell>
          <table:table-cell office:value-type="float" office:value="0.680921" calcext:value-type="float">
            <text:p>0.680921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689496213368" calcext:value-type="float">
            <text:p>0.6894962134</text:p>
          </table:table-cell>
          <table:table-cell office:value-type="float" office:value="0.6332236" calcext:value-type="float">
            <text:p>0.6332236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790912084294" calcext:value-type="float">
            <text:p>0.7909120843</text:p>
          </table:table-cell>
          <table:table-cell office:value-type="float" office:value="0.7006578" calcext:value-type="float">
            <text:p>0.7006578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office:value-type="float" office:value="0.757326308857" calcext:value-type="float">
            <text:p>0.7573263089</text:p>
          </table:table-cell>
          <table:table-cell office:value-type="float" office:value="0.6595394" calcext:value-type="float">
            <text:p>0.6595394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office:value-type="float" office:value="0.756009219625" calcext:value-type="float">
            <text:p>0.7560092196</text:p>
          </table:table-cell>
          <table:table-cell office:value-type="float" office:value="0.6595394" calcext:value-type="float">
            <text:p>0.6595394</text:p>
          </table:table-cell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5028428467" calcext:value-type="float">
            <text:p>0.5028428467</text:p>
          </table:table-cell>
          <table:table-cell office:value-type="float" office:value="0.5921052" calcext:value-type="float">
            <text:p>0.5921052</text:p>
          </table:table-cell>
        </table:table-row>
        <table:table-row table:style-name="ro1">
          <table:table-cell office:value-type="string" calcext:value-type="string">
            <text:p>MLP Classifier</text:p>
          </table:table-cell>
          <table:table-cell office:value-type="float" office:value="0.6623328482" calcext:value-type="float">
            <text:p>0.6623328482</text:p>
          </table:table-cell>
          <table:table-cell office:value-type="float" office:value="0.6924342" calcext:value-type="float">
            <text:p>0.6924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21:32:58.336789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5:54:18.408284582</meta:creation-date>
    <meta:generator>LibreOffice/5.1.6.2$Linux_X86_64 LibreOffice_project/10m0$Build-2</meta:generator>
    <dc:date>2018-05-17T21:45:13.364308617</dc:date>
    <meta:editing-duration>PT33M8S</meta:editing-duration>
    <meta:editing-cycles>12</meta:editing-cycles>
    <meta:document-statistic meta:table-count="1" meta:cell-count="41" meta:object-count="0"/>
  </office:meta>
</office:document-meta>
</file>